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39987e" officeooo:paragraph-rsid="0039987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2304" officeooo:paragraph-rsid="00182304" style:font-weight-asian="bold" style:font-weight-complex="bold"/>
    </style:style>
    <style:style style:name="P3" style:family="paragraph" style:parent-style-name="Standard">
      <style:text-properties officeooo:rsid="001b596e" officeooo:paragraph-rsid="0018770d"/>
    </style:style>
    <style:style style:name="P4" style:family="paragraph" style:parent-style-name="Standard">
      <style:text-properties officeooo:rsid="001b8333" officeooo:paragraph-rsid="001b8333"/>
    </style:style>
    <style:style style:name="P5" style:family="paragraph" style:parent-style-name="Standard">
      <style:text-properties officeooo:rsid="00241e61" officeooo:paragraph-rsid="00241e61"/>
    </style:style>
    <style:style style:name="P6" style:family="paragraph" style:parent-style-name="Standard">
      <style:text-properties officeooo:rsid="00241e61" officeooo:paragraph-rsid="00555cf7"/>
    </style:style>
    <style:style style:name="P7" style:family="paragraph" style:parent-style-name="Standard">
      <style:text-properties officeooo:rsid="00241e61" officeooo:paragraph-rsid="005a0db8"/>
    </style:style>
    <style:style style:name="P8" style:family="paragraph" style:parent-style-name="Standard">
      <style:text-properties fo:font-style="italic" fo:font-weight="normal" officeooo:rsid="0039987e" officeooo:paragraph-rsid="0039987e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3f1fe9" officeooo:paragraph-rsid="003f1fe9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47cc5b" officeooo:paragraph-rsid="0047cc5b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48eabb" officeooo:paragraph-rsid="0048eabb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5867e9" officeooo:paragraph-rsid="005867e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text-line-through-style="solid" style:text-line-through-type="single" officeooo:rsid="00241e61" officeooo:paragraph-rsid="00241e61"/>
    </style:style>
    <style:style style:name="P14" style:family="paragraph" style:parent-style-name="Standard">
      <style:text-properties style:text-line-through-style="solid" style:text-line-through-type="single" style:text-underline-style="none" officeooo:rsid="00241e61" officeooo:paragraph-rsid="00241e61"/>
    </style:style>
    <style:style style:name="P15" style:family="paragraph" style:parent-style-name="Standard">
      <style:text-properties fo:font-style="normal" fo:font-weight="normal" officeooo:rsid="005b6dd7" officeooo:paragraph-rsid="005d0d7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5cac68" officeooo:paragraph-rsid="005cac68"/>
    </style:style>
    <style:style style:name="P17" style:family="paragraph" style:parent-style-name="Standard">
      <style:text-properties fo:font-style="italic" fo:font-weight="normal" officeooo:rsid="005867e9" officeooo:paragraph-rsid="005d0d7d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5a0db8" officeooo:paragraph-rsid="005d0d7d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text-line-through-style="solid" style:text-line-through-type="single" officeooo:rsid="005cac68" officeooo:paragraph-rsid="005cac68"/>
    </style:style>
    <style:style style:name="P20" style:family="paragraph" style:parent-style-name="Standard">
      <style:text-properties officeooo:rsid="00241e61" officeooo:paragraph-rsid="005a0db8"/>
    </style:style>
    <style:style style:name="P21" style:family="paragraph" style:parent-style-name="Standard">
      <style:text-properties officeooo:rsid="00241e61" officeooo:paragraph-rsid="005d69a5"/>
    </style:style>
    <style:style style:name="P22" style:family="paragraph" style:parent-style-name="Standard">
      <style:text-properties fo:font-weight="bold" officeooo:rsid="0039987e" officeooo:paragraph-rsid="0039987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d413" style:font-weight-asian="bold" style:font-weight-complex="bold"/>
    </style:style>
    <style:style style:name="T3" style:family="text">
      <style:text-properties officeooo:rsid="00487c68"/>
    </style:style>
    <style:style style:name="T4" style:family="text">
      <style:text-properties officeooo:rsid="004e0925"/>
    </style:style>
    <style:style style:name="T5" style:family="text">
      <style:text-properties officeooo:rsid="00505c5c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position="super 58%"/>
    </style:style>
    <style:style style:name="T8" style:family="text">
      <style:text-properties officeooo:rsid="005a0db8"/>
    </style:style>
    <style:style style:name="T9" style:family="text">
      <style:text-properties officeooo:rsid="005cac68"/>
    </style:style>
    <style:style style:name="T10" style:family="text">
      <style:text-properties officeooo:rsid="005d69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ngs that are out of kilter in the emulator/tiny kernel with the hardware/kernel.</text:p>
      <text:p text:style-name="P2"/>
      <text:p text:style-name="P4"><text:span text:style-name="T1">Shift from 8042 PS/2 to Stefany FIFO PS/2 </text:span><text:span text:style-name="T2">hardware.</text:span></text:p>
      <text:p text:style-name="P3"/>
      <text:p text:style-name="P4"><text:span text:style-name="T4">(</text:span>Leave the old code in the emulator, and the kernel, but do not call it<text:span text:style-name="T4">)</text:span><text:span text:style-name="T5">cd</text:span></text:p>
      <text:p text:style-name="P4"/>
      <text:p text:style-name="P13">Change the Kernal so it is no longer interrupt driven, but reads and displays the PS/2 stream directly.</text:p>
      <text:p text:style-name="P5"/>
      <text:p text:style-name="P13">Reprogram the FPGA with the updated kernal and check this works.</text:p>
      <text:p text:style-name="P5"/>
      <text:p text:style-name="P14">Switch to the new PS/2 and rewrite the code ; get this stream displayed.</text:p>
      <text:p text:style-name="P14"/>
      <text:p text:style-name="P14">Fix the Kernel back so the interrupts work again and display the interrupt stream.</text:p>
      <text:p text:style-name="P5"/>
      <text:p text:style-name="P7"><text:span text:style-name="T6">Fix up for any PS/2 scan code changes, same in Emulator, fix the Scancodes so things no work again, hopefully, including Ctrl+C, Shift, Ctrol etc</text:span> </text:p>
      <text:p text:style-name="P7"/>
      <text:p text:style-name="P19">fix Ctrl+C</text:p>
      <text:p text:style-name="P16"/>
      <text:p text:style-name="P7"/>
      <text:p text:style-name="P6">Get this working on the emulator (should be same interrupt).</text:p>
      <text:p text:style-name="P5"/>
      <text:p text:style-name="P5">Check this works in both hardware and emulator.</text:p>
      <text:p text:style-name="P1"/>
      <text:p text:style-name="P21"><text:span text:style-name="T10">F</text:span><text:span text:style-name="T9">ix</text:span> the faux Joystick, <text:span text:style-name="T10">which doesn’t seem to be calling the joystick functions.</text:span></text:p>
      <text:p text:style-name="P21"/>
      <text:p text:style-name="P1">CHANGES</text:p>
      <text:p text:style-name="P1"/>
      <text:p text:style-name="P8">TinyKernel dumps the MMU table and shows if running from Flash/RAM on boot.</text:p>
      <text:p text:style-name="P9">BASIC ROM has been moved to load at address $84000 (where it actually is, so on boot ?12 = 66)</text:p>
      <text:p text:style-name="P10">TinyKernel preserves the MMU[7] value on reset <text:span text:style-name="T3">(will be $7F or $07). On reset the tiny kernel will be loaded to page $07 (RAM) and page $7F (Flash)</text:span></text:p>
      <text:p text:style-name="P11">Emulator has the additional Command line option flash ; this sets MMU[7] to $7F on boot. Currently this has no other consequence, as the Tiny Kernel is at both $07 and $7F, but this allows running of other Kernels, theoretically.</text:p>
      <text:p text:style-name="P12"/>
      <text:p text:style-name="P17">Tiny Kernel now only works with the non-8042 FPGA <text:span text:style-name="T8">hardware</text:span>, which is either a ‘B’ board or an ‘A’ board reprogrammed with the Dec 13<text:span text:style-name="T7">th</text:span> FPGA.</text:p>
      <text:p text:style-name="P18">The Tiny Kernal will not run on the emulator.</text:p>
      <text:p text:style-name="P18">The fake joystick using the keys will not work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03:39:00.617932290</meta:creation-date>
    <dc:date>2022-12-11T18:44:36.381128990</dc:date>
    <meta:editing-duration>PT2H3M55S</meta:editing-duration>
    <meta:editing-cycles>37</meta:editing-cycles>
    <meta:generator>LibreOffice/7.4.3.2$Linux_X86_64 LibreOffice_project/40$Build-2</meta:generator>
    <meta:document-statistic meta:table-count="0" meta:image-count="0" meta:object-count="0" meta:page-count="1" meta:paragraph-count="20" meta:word-count="298" meta:character-count="1655" meta:non-whitespace-character-count="1376"/>
  </office:meta>
</office:document-meta>
</file>